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08cm" svg:height="1.524cm" svg:x="8.62cm" svg:y="0.492cm">
          <text:p text:style-name="P1">AppPkt Message Receiv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5.053cm" svg:height="1.905cm" svg:x="8.647cm" svg:y="3.921cm">
          <text:p text:style-name="P2"><text:span text:style-name="T1">Is </text:span><text:span text:style-name="T1">Broadcas</text:span><text:span text:style-name="T1">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4.318cm" svg:height="1.524cm" svg:x="8.62cm" svg:y="25.416cm">
          <text:p text:style-name="P1">Add controlInfo</text:p>
          <text:p text:style-name="P1">Send to MA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draw:line-skew="-6.61cm -6.611cm" svg:x1="8.647cm" svg:y1="4.874cm" svg:x2="8.62cm" svg:y2="26.178cm" draw:start-shape="id1" draw:start-glue-point="5" draw:end-shape="id2" draw:end-glue-point="3" svg:d="m8647 4874h-7112l-27 21304h7112">
          <text:p/>
        </draw:connector>
        <draw:connector draw:style-name="gr3" draw:text-style-name="P3" draw:layer="layout" draw:type="lines" svg:x1="11.16cm" svg:y1="2.016cm" svg:x2="11.174cm" svg:y2="3.921cm" draw:start-shape="id3" draw:start-glue-point="2" draw:end-shape="id1" draw:end-glue-point="4" svg:d="m11160 2016v502l14 901v502">
          <text:p/>
        </draw:connector>
        <draw:frame draw:style-name="gr4" draw:text-style-name="P4" draw:layer="layout" svg:width="1.353cm" svg:height="0.725cm" svg:x="7.35cm" svg:y="4.048cm">
          <draw:text-box>
            <text:p><text:span text:style-name="T2">YES</text:span></text:p>
          </draw:text-box>
        </draw:frame>
        <draw:custom-shape draw:style-name="gr5" draw:text-style-name="P3" xml:id="id5" draw:id="id5" draw:layer="layout" svg:width="5.08cm" svg:height="1.524cm" svg:x="8.62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053cm" svg:height="1.905cm" svg:x="8.646cm" svg:y="6.92cm">
          <text:p text:style-name="P2"><text:span text:style-name="T1">Has rou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s" draw:line-skew="5.85cm 6.61cm" svg:x1="13.699cm" svg:y1="7.873cm" svg:x2="12.938cm" svg:y2="26.178cm" draw:start-shape="id4" draw:start-glue-point="7" draw:end-shape="id2" draw:end-glue-point="1" svg:d="m13699 7873h6351v18305h-7112">
          <text:p/>
        </draw:connector>
        <draw:connector draw:style-name="gr3" draw:text-style-name="P3" draw:layer="layout" draw:type="lines" svg:x1="11.174cm" svg:y1="5.826cm" svg:x2="11.173cm" svg:y2="6.92cm" draw:start-shape="id1" draw:start-glue-point="6" draw:end-shape="id4" draw:end-glue-point="4" svg:d="m11174 5826v501l-1 91v502">
          <text:p/>
        </draw:connector>
        <draw:connector draw:style-name="gr3" draw:text-style-name="P3" draw:layer="layout" draw:type="lines" svg:x1="11.173cm" svg:y1="8.825cm" svg:x2="11.16cm" svg:y2="9.89cm" draw:start-shape="id4" draw:start-glue-point="6" draw:end-shape="id5" draw:end-glue-point="0" svg:d="m11173 8825v501l-13 63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9T09:37:39</meta:creation-date>
    <dc:date>2012-10-29T10:11:35</dc:date>
    <dc:creator>mnobrega </dc:creator>
    <meta:editing-duration>PT3M44S</meta:editing-duration>
    <meta:editing-cycles>1</meta:editing-cycles>
    <meta:document-statistic meta:object-count="11"/>
    <meta:generator>LibreOffice/3.5$Linux_X86_64 LibreOffice_project/350m1$Build-2</meta:generator>
  </office:meta>
</office:document-meta>
</file>